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Authentication.getPassw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thenticat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thentication.setPassword( String th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thentication.setName( String th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Authentication.AbstractAuthentication( String theName , String the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